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HYGothic" svg:font-family="HYGothic"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Liberation Serif" fo:font-style="normal" style:text-underline-style="solid" style:text-underline-width="auto" style:text-underline-color="font-color" fo:font-weight="bold" style:font-style-asian="normal" style:font-weight-asian="bold" style:font-style-complex="normal" style:font-weight-complex="bold"/>
    </style:style>
    <style:style style:name="P2" style:family="paragraph" style:parent-style-name="Standard">
      <style:paragraph-properties fo:line-height="150%" fo:text-align="start" style:justify-single-word="false"/>
      <style:text-properties style:font-name="Liberation Serif"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line-height="150%"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position="super 58%"/>
    </style:style>
    <style:style style:name="T2" style:family="text">
      <style:text-properties style:text-position="super 58%" fo:font-size="12pt" style:font-size-asian="12pt" style:font-size-complex="12pt"/>
    </style:style>
    <style:style style:name="T3" style:family="text">
      <style:text-properties fo:font-size="6pt" style:font-size-asian="6pt" style:font-size-complex="6pt"/>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Part XXV.V – The End of All Ends / Part 1</text:p>
      <text:p text:style-name="P2"><text:tab/>I came in to an area of the outpost which was considered a social hub of sorts. Most corporals used to hang in this place between the various missions. Sergeants were usually exempt from kitchen duty unless they chose to volunteer to either kitchen or guard duty on occassion. My sergeant, Mustapha Abdul was one of the more volunteering spirits amongst his rank. We really appreciated that, but we rarely showed him a sign of gratitude.</text:p>
      <text:p text:style-name="P2"><text:tab/>As I walked in some guys from the 2<text:span text:style-name="T1">nd</text:span> tier were hanging around. I came to a Golf squad occupied table. It had seemed as if Sgt. Shem-Tov was briefing Cpl. Suliman and Cpl. Nox. Jacob seemed more into it, than Gabby. I came to her, when they seemed to be in a break of their briefing.</text:p>
      <text:p text:style-name="P2"><text:tab/>“Did you come to break my nose again?” She asked in her sinister voice.</text:p>
      <text:p text:style-name="P2"><text:tab/>“Actually I came to apologise, Gabriel. My Uber den Geist had attacked you for whichever reason, but I'm guessing it was uncalled for. Do you accept my apology or need I do something extra, to show you how sincere I am?”</text:p>
      <text:p text:style-name="P2"><text:tab/>“I suppose if you take my next seven Kitchen duties I'll call it even, what say you?”</text:p>
      <text:p text:style-name="P2"><text:tab/>“Three should suffice, I hate them as much as you, we used to be friends till a week ago, right Gabby?”</text:p>
      <text:p text:style-name="P2"><text:tab/>“Maybe so... maybe 5 then?”</text:p>
      <text:p text:style-name="P2"><text:tab/>“No, three is enough, all this cutlery makes me mad, and I might end up hurting people again, whether they deserve it or not...”</text:p>
      <text:p text:style-name="P2"><text:tab/>“Fine, now skedaddle or whatever, we're in the middle of pretty big plans here.”</text:p>
      <text:p text:style-name="P2"><text:tab/>“Don't be hasty now...” That was Sgt. Ibrahim Shem-Tov, “maybe our guest has a common cause this time around.”</text:p>
      <text:p text:style-name="P2"><text:tab/>“Can we really trust her, sarge?” Cpl. Suliman didn't seem to put his money on the likes of me, I suppose I can't blame him.</text:p>
      <text:p text:style-name="P2"><text:tab/>“I believe in this case she can be trusted, she probably have more reason to do what we plan than us. Would you, Cpl. Summer help us, get rid of him? <text:s/>Wipe him off the board?”</text:p>
      <text:p text:style-name="P2"><text:tab/>“Whom do you mean?”</text:p>
      <text:p text:style-name="P2"><text:tab/>“Who do you think I mean?” He raised his eyebrows twice in a most up the chain of command kind of style if I followed his drift, that is.</text:p>
      <text:p text:style-name="P2"><text:tab/>“Do you mean the Commodore?”</text:p>
      <text:p text:style-name="P2"><text:tab/>“Indeed, we know his routine, we have been following his every move for the past month or so. We know when it would be best to try to take him down and remove his resurrection perogatives. We <text:soft-page-break/>can do it tonight, if you are willing to join us, of course.”</text:p>
      <text:p text:style-name="P2"><text:tab/>My mind started to run every possible scenario of the outcome should this actually take place, the idea, even seemed to make perfect sense in my head when suddenly before I could utter a word of either approval or disapproval, the doors of the hub opened and who was it? You guessed right, the commodore. Then from four vents in the cieling came roppling down 4 guys in civilian TOC suits. Because of my condition I could discern them through their Thermo-Optic Camoflauge.</text:p>
      <text:p text:style-name="P2"><text:tab/>As soon as they surrounded both me and Golf squad table they disengaged their TOCs, and warmed their E3xS whips. “Sgt. Ibrahim Shem-Tov, Cpl. Gabriel Nox, and Cpl. Jacob Suliman, you are under arrest, for the charges of mutiny, and willingness to commit an act of treason of the utmost level possible, an attempt on a life of a commanding officer...” then he shouted the rest of his words “Of YOUR Commanding officer.”</text:p>
      <text:p text:style-name="P2"><text:tab/>A few moments of ackward silence had passed before Sgt. Shem-Tov tried to open his mouth but the Commodore shooshed him before he could say anything. “Due to severe lack of extra manpower, I will condemn you all to a field trial and immediate execution of 30 lashes in this very room. Any last words before the execution?”</text:p>
      <text:p text:style-name="P2"><text:tab/>“No sir, the punishment is due and we accept it willingly as it was decreed.”</text:p>
      <text:p text:style-name="P2"><text:tab/>The Commodore looked on the civilian enforcers “Commit and execute.”</text:p>
      <text:p text:style-name="P2">Golf squad removed their back exo-skeleton armour of C<text:span text:style-name="T3">60</text:span><text:span text:style-name="T4">, and knelt down. Three enforcers moved behind them, and extracted their whips. Electro Static Shock Sticks extended to the form of a whip, metallic ribbed conductors with beutiful red LED lights between the ribs, the same colour of their non camoflauged TOC suits' joints and helmets' eye slits. The fourth one did remind me the assailant with the commando knives in my room from a month ago. But in both times I couldn't see his face then or now due to the helmet, that covered his face. So I couldn't make a coherent assesment if this was indeed my assailant or just someone dressed exactly like him.</text:span></text:p>
      <text:p text:style-name="P3"><text:tab/>The lashes started, I thought he meant 30 lashes combined, but apperantly they recieved 30 each. Afterwards the crowd was dispersed. Strangely though, they didn't seem to mind I was still there next to a pinball machine from Final Fantasy XV, still in relative shock of this all ordeal. The Commodore apperently haven't noticed me in all the preceeding commotion. He came to Sgt. Shem-Tov from behind, when he was still bleeding and drooling both spit and blood, the same was for both Nox and Suliman.</text:p>
      <text:p text:style-name="P2"><text:span text:style-name="T4"><text:tab/>“Money will be wired to your account and to Cpl. Nox and Cpl. Suliman as we agreed upon previously. Good job, you're the most dedicated soldiers of the 2</text:span><text:span text:style-name="T2">nd</text:span><text:span text:style-name="T4"> tier, I will never forget that, and so does the rest of them... Dismissed.” He signalled his enforcers, and they folded their E3xS, engaged </text:span><text:soft-page-break/><text:span text:style-name="T4">their TOC suits, and vanished into the ceiling as quick as they emerged. I wonder if they were Generiens from the colony or an outside contractor. The Commodore left the room, not before throwing a glance in my general direction but I couldn't tell if he had noticed me or not...</text:span></text:p>
      <text:p text:style-name="P3"><text:tab/>Golf squad was still sitting there like statues when I encircled them towards their front facing side, and also in the direction leading out of the hub. I came to their Sarge and asked as truthfully as I could muster: “What the fuck was that supposed to be?”</text:p>
      <text:p text:style-name="P2"><text:span text:style-name="T4"><text:tab/>He looked at me, with a gaze full of blood and spit and said: “A unification act on his behalf. 'Against a common enemy there is always a convergence', he thinks if we hate him enough, we might get off of our internal strifes and distrust and we'll be able to work together, 1</text:span><text:span text:style-name="T2">st</text:span><text:span text:style-name="T4"> tier and 2</text:span><text:span text:style-name="T2">nd</text:span><text:span text:style-name="T4"> tier, no matter which squad you belong to, since at the end of the day, we are all soldiers of the Confederacy and we should serve the same goal...”</text:span></text:p>
      <text:p text:style-name="P3"><text:tab/>“So this assasination was just another one of his own ploys...?”</text:p>
      <text:p text:style-name="P3"><text:tab/>“What do you think?” Nox got up to her feet and restored her back's exo-skeleton. Suliman followed suit. They helped their sarge back to his feet. His enforcer took real pleasure of every shot with the electrified whip, as if it was real personal.</text:p>
      <text:p text:style-name="P3"><text:tab/>“I don't know what to think anymore. I suppose this sick bastard is capable of much more than I had thought originally. I heard you're getting some compensation for your part in his twisted little game, but what would be his next move?”</text:p>
      <text:p text:style-name="P3"><text:tab/>“I wish I knew, sister, care to help me slug away to my quarters?” I helped Nox back to her room, the Druze-Jews seemed to be doing fine on their own, but I guess Nox could be quite fragile most of the time. Once again we didn't talk the whole trip to her quarters but on a very different level now, then last time. Like me she also had a european upbringing, but I think her prep-school experience was much more forgiving. I doubt if she had to stay at a meat container every now and then for her infractions. Cryo-plasmids, the same ones the pilots recieve through forced conjugation of E. Colli. That's how I survived the time I was hanged upside down and nude in the meat container, that's the only logical explan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HYGothic" svg:font-family="HYGothic"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HYGothic"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HYGothic"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HYGothic" style:font-family-asian="HY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01:21:19</meta:creation-date>
    <dc:date>2016-04-27T23:40:32.837056700</dc:date>
    <meta:editing-duration>PT1H38M44S</meta:editing-duration>
    <meta:editing-cycles>8</meta:editing-cycles>
    <meta:generator>LibreOffice/5.0.6.1$Linux_X86_64 LibreOffice_project/00$Build-1</meta:generator>
    <dc:creator>OoZooL Obliterator666</dc:creator>
    <meta:document-statistic meta:table-count="0" meta:image-count="0" meta:object-count="0" meta:page-count="3" meta:paragraph-count="32" meta:word-count="1361" meta:character-count="7435" meta:non-whitespace-character-count="6074"/>
  </office:meta>
</office:document-meta>
</file>